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33.67mm"/>
    </style:style>
    <style:style style:name="co3" style:family="table-column">
      <style:table-column-properties fo:break-before="auto" style:column-width="28.61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2.93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41.9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83mm" fo:break-before="auto" style:use-optimal-row-height="true"/>
    </style:style>
    <style:style style:name="ta1" style:family="table" style:master-page-name="PageStyle_5f_2016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8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0" style:family="table-cell" style:parent-style-name="Default" style:data-style-name="N150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1" style:family="table-cell" style:parent-style-name="Default" style:data-style-name="N149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3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99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5" style:family="table-cell" style:parent-style-name="Default">
      <style:table-cell-properties fo:background-color="transparent"/>
    </style:style>
    <style:style style:name="ce138" style:family="table-cell" style:parent-style-name="Default" style:data-style-name="N150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4" style:family="table-cell" style:parent-style-name="Default" style:data-style-name="N150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5" style:family="table-cell" style:parent-style-name="Default" style:data-style-name="N149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6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8" style:family="table-cell" style:parent-style-name="Default" style:data-style-name="N149">
      <style:table-cell-properties style:glyph-orientation-vertical="0" fo:background-color="#00cc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Default" style:data-style-name="N150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Default" style:data-style-name="N149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1" style:family="table-cell" style:parent-style-name="Default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999999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2" style:family="table-cell" style:parent-style-name="Default">
      <style:table-cell-properties style:vertical-align="middle"/>
      <style:text-properties style:font-name="Comic Sans MS" fo:font-size="14pt" style:font-size-asian="14pt" style:font-size-complex="14pt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7" style:family="table-cell" style:parent-style-name="Default" style:data-style-name="N149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2019-2020" table:style-name="ta1" table:print-ranges="'2019-2020'.A1:'2019-2020'.O29">
        <office:forms form:automatic-focus="false" form:apply-design-mode="false"/>
        <table:table-column table:style-name="co1" table:default-cell-style-name="ce125"/>
        <table:table-column table:style-name="co2" table:default-cell-style-name="ce125"/>
        <table:table-column table:style-name="co1" table:number-columns-repeated="2" table:default-cell-style-name="ce125"/>
        <table:table-column table:style-name="co1" table:default-cell-style-name="ce139"/>
        <table:table-column table:style-name="co2" table:default-cell-style-name="ce139"/>
        <table:table-column table:style-name="co1" table:number-columns-repeated="3" table:default-cell-style-name="ce139"/>
        <table:table-column table:style-name="co2" table:default-cell-style-name="ce139"/>
        <table:table-column table:style-name="co1" table:number-columns-repeated="3" table:default-cell-style-name="ce139"/>
        <table:table-column table:style-name="co2" table:default-cell-style-name="ce139"/>
        <table:table-column table:style-name="co1" table:default-cell-style-name="ce139"/>
        <table:table-column table:style-name="co1" table:default-cell-style-name="ce169"/>
        <table:table-column table:style-name="co1" table:default-cell-style-name="ce171"/>
        <table:table-column table:style-name="co1" table:number-columns-repeated="234" table:default-cell-style-name="ce125"/>
        <table:table-column table:style-name="co1" table:number-columns-repeated="768" table:default-cell-style-name="ce17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ptembre</text:p>
          </table:table-cell>
          <table:covered-table-cell table:style-name="ce1"/>
          <table:table-cell table:style-name="ce1" office:value-type="string" calcext:value-type="string">
            <text:p>Première G</text:p>
          </table:table-cell>
          <table:table-cell table:style-name="ce1" office:value-type="string" calcext:value-type="string">
            <text:p>Surveillance</text:p>
          </table:table-cell>
          <table:table-cell table:style-name="ce1" office:value-type="string" calcext:value-type="string" table:number-columns-spanned="2" table:number-rows-spanned="1">
            <text:p>Décembre</text:p>
          </table:table-cell>
          <table:covered-table-cell table:style-name="ce1"/>
          <table:table-cell table:style-name="ce1" office:value-type="string" calcext:value-type="string">
            <text:p>Première G</text:p>
          </table:table-cell>
          <table:table-cell table:style-name="ce1" office:value-type="string" calcext:value-type="string">
            <text:p>Surveillance</text:p>
          </table:table-cell>
          <table:table-cell table:style-name="ce30" office:value-type="string" calcext:value-type="string" table:number-columns-spanned="2" table:number-rows-spanned="1">
            <text:p>Mars</text:p>
          </table:table-cell>
          <table:covered-table-cell table:style-name="ce30"/>
          <table:table-cell table:style-name="ce30" office:value-type="string" calcext:value-type="string">
            <text:p>Première G</text:p>
          </table:table-cell>
          <table:table-cell table:style-name="ce1" office:value-type="string" calcext:value-type="string">
            <text:p>Surveillance</text:p>
          </table:table-cell>
          <table:table-cell table:style-name="ce30" office:value-type="string" calcext:value-type="string" table:number-columns-spanned="2" table:number-rows-spanned="1">
            <text:p>Juin</text:p>
          </table:table-cell>
          <table:covered-table-cell table:style-name="ce163"/>
          <table:table-cell table:style-name="ce30" office:value-type="string" calcext:value-type="string">
            <text:p>Première S1</text:p>
          </table:table-cell>
          <table:table-cell table:style-name="ce168"/>
          <table:table-cell table:style-name="ce170"/>
          <table:table-cell table:style-name="ce168" table:number-columns-repeated="1000"/>
          <table:table-cell table:number-columns-repeated="7"/>
        </table:table-row>
        <table:table-row table:style-name="ro1">
          <table:table-cell table:style-name="ce118" office:value-type="date" office:date-value="2018-09-06" calcext:value-type="date" table:number-columns-spanned="1" table:number-rows-spanned="2">
            <text:p>6-sept.-18</text:p>
          </table:table-cell>
          <table:table-cell table:style-name="ce126" office:value-type="string" calcext:value-type="string">
            <text:p>14H30-15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18" office:value-type="date" office:date-value="2018-12-06" calcext:value-type="date" table:number-columns-spanned="1" table:number-rows-spanned="2">
            <text:p>6-déc.-18</text:p>
          </table:table-cell>
          <table:table-cell table:style-name="ce126" office:value-type="string" calcext:value-type="string">
            <text:p>13H30-15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144" office:value-type="date" office:date-value="2019-03-06" calcext:value-type="date" table:number-columns-spanned="1" table:number-rows-spanned="2">
            <text:p>6-mars-19</text:p>
          </table:table-cell>
          <table:table-cell table:style-name="ce152" office:value-type="string" calcext:value-type="string">
            <text:p>14H30-15H30</text:p>
          </table:table-cell>
          <table:table-cell table:style-name="ce128" table:number-columns-repeated="2"/>
          <table:table-cell table:style-name="ce146" office:value-type="date" office:date-value="2019-06-05" calcext:value-type="date" table:number-columns-spanned="1" table:number-rows-spanned="2">
            <text:p>5-juin-19</text:p>
          </table:table-cell>
          <table:table-cell table:style-name="ce126" office:value-type="string" calcext:value-type="string">
            <text:p>14H30-15H30</text:p>
          </table:table-cell>
          <table:table-cell table:style-name="ce134"/>
          <table:table-cell table:style-name="ce125"/>
          <table:table-cell table:style-name="ce170"/>
          <table:table-cell table:number-columns-repeated="1007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covered-table-cell table:style-name="ce25"/>
          <table:table-cell table:style-name="ce126" office:value-type="string" calcext:value-type="string">
            <text:p>15H30-17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covered-table-cell table:style-name="ce145"/>
          <table:table-cell table:style-name="ce152" office:value-type="string" calcext:value-type="string">
            <text:p>15H30-16H30</text:p>
          </table:table-cell>
          <table:table-cell table:style-name="ce128" table:number-columns-repeated="2"/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4"/>
          <table:table-cell table:style-name="ce125"/>
          <table:table-cell table:style-name="ce170"/>
          <table:table-cell table:number-columns-repeated="1007"/>
        </table:table-row>
        <table:table-row table:style-name="ro1">
          <table:table-cell table:style-name="ce118" office:value-type="date" office:date-value="2018-09-13" calcext:value-type="date" table:number-columns-spanned="1" table:number-rows-spanned="2">
            <text:p>13-sept.-18</text:p>
          </table:table-cell>
          <table:table-cell table:style-name="ce126" office:value-type="string" calcext:value-type="string">
            <text:p>14H30-15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20" office:value-type="date" office:date-value="2018-12-13" calcext:value-type="date">
            <text:p>13-déc.-18</text:p>
          </table:table-cell>
          <table:table-cell table:style-name="ce128" office:value-type="string" calcext:value-type="string">
            <text:p>14H30-15H30</text:p>
          </table:table-cell>
          <table:table-cell table:style-name="ce28" office:value-type="string" calcext:value-type="string" table:number-columns-spanned="1" table:number-rows-spanned="2">
            <text:p>RPP2</text:p>
          </table:table-cell>
          <table:table-cell table:style-name="ce28"/>
          <table:table-cell table:style-name="ce146" office:value-type="date" office:date-value="2019-03-13" calcext:value-type="date" table:number-columns-spanned="1" table:number-rows-spanned="2">
            <text:p>13-mars-19</text:p>
          </table:table-cell>
          <table:table-cell table:style-name="ce126" office:value-type="string" calcext:value-type="string">
            <text:p>14H30-15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46" office:value-type="date" office:date-value="2019-06-12" calcext:value-type="date" table:number-columns-spanned="1" table:number-rows-spanned="2">
            <text:p>12-juin-19</text:p>
          </table:table-cell>
          <table:table-cell table:style-name="ce126" office:value-type="string" calcext:value-type="string">
            <text:p>14H30-15H30</text:p>
          </table:table-cell>
          <table:table-cell table:style-name="ce134"/>
          <table:table-cell table:style-name="ce125"/>
          <table:table-cell table:style-name="ce170"/>
          <table:table-cell table:number-columns-repeated="1007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table-cell table:style-name="ce122"/>
          <table:table-cell table:style-name="ce128" office:value-type="string" calcext:value-type="string">
            <text:p>15H30-16H30</text:p>
          </table:table-cell>
          <table:covered-table-cell table:style-name="ce29"/>
          <table:table-cell table:style-name="ce29"/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29" table:number-columns-repeated="2"/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4"/>
          <table:table-cell table:style-name="ce125"/>
          <table:table-cell table:style-name="ce170"/>
          <table:table-cell table:number-columns-repeated="1007"/>
        </table:table-row>
        <table:table-row table:style-name="ro1">
          <table:table-cell table:style-name="ce118" office:value-type="date" office:date-value="2018-09-20" calcext:value-type="date" table:number-columns-spanned="1" table:number-rows-spanned="2">
            <text:p>20-sept.-18</text:p>
          </table:table-cell>
          <table:table-cell table:style-name="ce126" office:value-type="string" calcext:value-type="string">
            <text:p>14H30-15H30</text:p>
          </table:table-cell>
          <table:table-cell table:style-name="ce160" table:number-columns-repeated="2"/>
          <table:table-cell table:style-name="ce118" office:value-type="date" office:date-value="2018-12-20" calcext:value-type="date" table:number-columns-spanned="1" table:number-rows-spanned="2">
            <text:p>20-déc.-18</text:p>
          </table:table-cell>
          <table:table-cell table:style-name="ce126" office:value-type="string" calcext:value-type="string">
            <text:p>14H30-15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BRETTE</text:p>
          </table:table-cell>
          <table:table-cell table:style-name="ce146" office:value-type="date" office:date-value="2019-03-20" calcext:value-type="date" table:number-columns-spanned="1" table:number-rows-spanned="2">
            <text:p>20-mars-19</text:p>
          </table:table-cell>
          <table:table-cell table:style-name="ce126" office:value-type="string" calcext:value-type="string">
            <text:p>14H30-15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??</text:p>
          </table:table-cell>
          <table:table-cell/>
          <table:table-cell table:style-name="Default" table:number-columns-repeated="2"/>
          <table:table-cell table:style-name="ce125"/>
          <table:table-cell table:number-columns-repeated="1008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ALEXANDRE</text:p>
          </table:table-cell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table-cell table:style-name="ce157"/>
          <table:table-cell table:style-name="Default" table:number-columns-repeated="2"/>
          <table:table-cell table:style-name="ce125"/>
          <table:table-cell table:style-name="ce170"/>
          <table:table-cell table:number-columns-repeated="1007"/>
        </table:table-row>
        <table:table-row table:style-name="ro1">
          <table:table-cell table:style-name="ce118" office:value-type="date" office:date-value="2018-09-27" calcext:value-type="date" table:number-columns-spanned="1" table:number-rows-spanned="2">
            <text:p>27-sept.-18</text:p>
          </table:table-cell>
          <table:table-cell table:style-name="ce126" office:value-type="string" calcext:value-type="string">
            <text:p>14H30-15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38" office:value-type="date" office:date-value="2018-12-27" calcext:value-type="date" table:number-columns-spanned="1" table:number-rows-spanned="2">
            <text:p>27-déc.-18</text:p>
          </table:table-cell>
          <table:table-cell table:style-name="ce127" office:value-type="string" calcext:value-type="string">
            <text:p>14H30-15H30</text:p>
          </table:table-cell>
          <table:table-cell table:style-name="ce128" table:number-columns-repeated="2"/>
          <table:table-cell table:style-name="ce146" office:value-type="date" office:date-value="2019-03-27" calcext:value-type="date" table:number-columns-spanned="1" table:number-rows-spanned="2">
            <text:p>27-mars-19</text:p>
          </table:table-cell>
          <table:table-cell table:style-name="ce126" office:value-type="string" calcext:value-type="string">
            <text:p>14H30-15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BRETTE</text:p>
          </table:table-cell>
          <table:table-cell/>
          <table:table-cell table:style-name="Default" table:number-columns-repeated="2"/>
          <table:table-cell table:style-name="ce125"/>
          <table:table-cell table:number-columns-repeated="1008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covered-table-cell table:style-name="ce121"/>
          <table:table-cell table:style-name="ce127" office:value-type="string" calcext:value-type="string">
            <text:p>15H30-16H30</text:p>
          </table:table-cell>
          <table:table-cell table:style-name="ce128" table:number-columns-repeated="2"/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ALEXANDRE</text:p>
          </table:table-cell>
          <table:table-cell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2" table:number-rows-spanned="1">
            <text:p>Octobre</text:p>
          </table:table-cell>
          <table:covered-table-cell table:style-name="ce1"/>
          <table:table-cell table:style-name="ce1" table:number-columns-repeated="2"/>
          <table:table-cell table:style-name="ce1" office:value-type="string" calcext:value-type="string" table:number-columns-spanned="2" table:number-rows-spanned="1">
            <text:p>Janvier</text:p>
          </table:table-cell>
          <table:covered-table-cell table:style-name="ce1" office:value-type="string" calcext:value-type="string">
            <text:p>14H30-15H30</text:p>
          </table:covered-table-cell>
          <table:table-cell table:style-name="ce1" table:number-columns-repeated="2"/>
          <table:table-cell table:style-name="ce30" office:value-type="string" calcext:value-type="string" table:number-columns-spanned="2" table:number-rows-spanned="1">
            <text:p>Avril</text:p>
          </table:table-cell>
          <table:covered-table-cell table:style-name="ce30" office:value-type="string" calcext:value-type="string">
            <text:p>14H30-15H30</text:p>
          </table:covered-table-cell>
          <table:table-cell table:style-name="ce30" table:number-columns-repeated="2"/>
          <table:table-cell table:style-name="ce158" office:value-type="string" calcext:value-type="string">
            <text:p>TS</text:p>
          </table:table-cell>
          <table:table-cell table:style-name="ce158" office:value-type="string" calcext:value-type="string" table:number-columns-spanned="2" table:number-rows-spanned="1">
            <text:p>Enseignant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18" office:value-type="date" office:date-value="2018-10-04" calcext:value-type="date" table:number-columns-spanned="1" table:number-rows-spanned="2">
            <text:p>4-oct.-18</text:p>
          </table:table-cell>
          <table:table-cell table:style-name="ce126" office:value-type="string" calcext:value-type="string">
            <text:p>14H30-15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table-cell table:style-name="ce138" office:value-type="date" office:date-value="2019-01-03" calcext:value-type="date" table:number-columns-spanned="1" table:number-rows-spanned="2">
            <text:p>3-janv.-19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2"/>
          <table:table-cell table:style-name="ce146" office:value-type="date" office:date-value="2019-04-03" calcext:value-type="date" table:number-columns-spanned="1" table:number-rows-spanned="2">
            <text:p>3-avr.-19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??</text:p>
          </table:table-cell>
          <table:table-cell table:style-name="ce14" office:value-type="string" calcext:value-type="string">
            <text:p>Maths</text:p>
          </table:table-cell>
          <table:table-cell table:style-name="ce164" office:value-type="string" calcext:value-type="string" table:number-columns-spanned="2" table:number-rows-spanned="1">
            <text:p>KELLER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covered-table-cell table:style-name="ce121"/>
          <table:table-cell table:style-name="ce127" office:value-type="string" calcext:value-type="string">
            <text:p>14H30-15H30</text:p>
          </table:table-cell>
          <table:table-cell table:style-name="ce128" table:number-columns-repeated="2"/>
          <table:covered-table-cell table:style-name="ce119"/>
          <table:table-cell table:style-name="ce126" office:value-type="string" calcext:value-type="string">
            <text:p>14H30-15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table-cell table:style-name="ce134" office:value-type="string" calcext:value-type="string">
            <text:p>Phys–Chimie</text:p>
          </table:table-cell>
          <table:table-cell table:style-name="ce106" office:value-type="string" calcext:value-type="string" table:number-columns-spanned="2" table:number-rows-spanned="1">
            <text:p>MESSAOUD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18" office:value-type="date" office:date-value="2018-10-11" calcext:value-type="date" table:number-columns-spanned="1" table:number-rows-spanned="2">
            <text:p>11-oct.-18</text:p>
          </table:table-cell>
          <table:table-cell table:style-name="ce126" office:value-type="string" calcext:value-type="string">
            <text:p>13H30-15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118" office:value-type="date" office:date-value="2019-01-10" calcext:value-type="date" table:number-columns-spanned="1" table:number-rows-spanned="2">
            <text:p>10-janv.-19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??</text:p>
          </table:table-cell>
          <table:table-cell table:style-name="ce146" office:value-type="date" office:date-value="2019-04-10" calcext:value-type="date" table:number-columns-spanned="1" table:number-rows-spanned="2">
            <text:p>10-avr.-19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 table:number-columns-spanned="2" table:number-rows-spanned="1">
            <text:p>SAINT-JOANIS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19"/>
          <table:table-cell table:style-name="ce126" office:value-type="string" calcext:value-type="string">
            <text:p>15H30-17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covered-table-cell table:style-name="ce119"/>
          <table:table-cell table:style-name="ce126" office:value-type="string" calcext:value-type="string">
            <text:p>14H30-15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covered-table-cell table:style-name="ce119"/>
          <table:table-cell table:style-name="ce126" office:value-type="string" calcext:value-type="string">
            <text:p>14H30-15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table-cell table:style-name="ce131" office:value-type="string" calcext:value-type="string">
            <text:p>Hist–Géo</text:p>
          </table:table-cell>
          <table:table-cell table:style-name="ce166" office:value-type="string" calcext:value-type="string" table:number-columns-spanned="2" table:number-rows-spanned="1">
            <text:p>VILLEREAU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0" office:value-type="date" office:date-value="2018-10-18" calcext:value-type="date" table:number-columns-spanned="1" table:number-rows-spanned="2">
            <text:p>18-oct.-18</text:p>
          </table:table-cell>
          <table:table-cell table:style-name="ce127" office:value-type="string" calcext:value-type="string">
            <text:p>14H30-15H30</text:p>
          </table:table-cell>
          <table:table-cell table:style-name="ce20" office:value-type="string" calcext:value-type="string" table:number-columns-spanned="1" table:number-rows-spanned="2">
            <text:p>CROSS</text:p>
          </table:table-cell>
          <table:table-cell table:style-name="ce20"/>
          <table:table-cell table:style-name="ce118" office:value-type="date" office:date-value="2019-01-17" calcext:value-type="date" table:number-columns-spanned="1" table:number-rows-spanned="2">
            <text:p>17-janv.-19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23" office:value-type="date" office:date-value="2019-04-17" calcext:value-type="date" table:number-columns-spanned="1" table:number-rows-spanned="2">
            <text:p>17-avr.-19</text:p>
          </table:table-cell>
          <table:table-cell table:style-name="ce129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 table:number-columns-spanned="2" table:number-rows-spanned="1">
            <text:p>CHAPPOUX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21"/>
          <table:table-cell table:style-name="ce127" office:value-type="string" calcext:value-type="string">
            <text:p>15H30-16H30</text:p>
          </table:table-cell>
          <table:covered-table-cell table:style-name="ce20"/>
          <table:table-cell table:style-name="ce20"/>
          <table:covered-table-cell table:style-name="ce119"/>
          <table:table-cell table:style-name="ce126" office:value-type="string" calcext:value-type="string">
            <text:p>14H30-15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covered-table-cell table:style-name="ce35"/>
          <table:table-cell table:style-name="ce129" office:value-type="string" calcext:value-type="string">
            <text:p>14H30-15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 table:number-columns-spanned="2" table:number-rows-spanned="1">
            <text:p>BRETTE JULIEN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0" office:value-type="date" office:date-value="2018-10-25" calcext:value-type="date" table:number-columns-spanned="1" table:number-rows-spanned="2">
            <text:p>25-oct.-18</text:p>
          </table:table-cell>
          <table:table-cell table:style-name="ce128" office:value-type="string" calcext:value-type="string">
            <text:p>14H30-15H30</text:p>
          </table:table-cell>
          <table:table-cell table:style-name="ce128" table:number-columns-repeated="2"/>
          <table:table-cell table:style-name="ce118" office:value-type="date" office:date-value="2019-01-24" calcext:value-type="date" table:number-columns-spanned="1" table:number-rows-spanned="2">
            <text:p>24-janv.-19</text:p>
          </table:table-cell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38" office:value-type="date" office:date-value="2019-04-24" calcext:value-type="date" table:number-columns-spanned="1" table:number-rows-spanned="2">
            <text:p>24-avr.-19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2"/>
          <table:table-cell table:style-name="ce162"/>
          <table:table-cell table:style-name="ce161" office:value-type="string" calcext:value-type="string" table:number-columns-spanned="2" table:number-rows-spanned="1">
            <text:p>ALEXANDRE GERALDINE</text:p>
          </table:table-cell>
          <table:covered-table-cell table:style-name="Default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22"/>
          <table:table-cell table:style-name="ce128" office:value-type="string" calcext:value-type="string">
            <text:p>15H30-16H30</text:p>
          </table:table-cell>
          <table:table-cell table:style-name="ce128" table:number-columns-repeated="2"/>
          <table:covered-table-cell table:style-name="ce119"/>
          <table:table-cell table:style-name="ce126" office:value-type="string" calcext:value-type="string">
            <text:p>14H30-15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covered-table-cell table:style-name="ce148"/>
          <table:table-cell table:style-name="ce127" office:value-type="string" calcext:value-type="string">
            <text:p>14H30-15H30</text:p>
          </table:table-cell>
          <table:table-cell table:style-name="ce128" table:number-columns-repeated="2"/>
          <table:table-cell table:style-name="ce157"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2" table:number-rows-spanned="1">
            <text:p>Novembre</text:p>
          </table:table-cell>
          <table:covered-table-cell table:style-name="ce1"/>
          <table:table-cell table:style-name="ce1" table:number-columns-repeated="2"/>
          <table:table-cell table:style-name="ce118" office:value-type="date" office:date-value="2019-01-31" calcext:value-type="date" table:number-columns-spanned="1" table:number-rows-spanned="2">
            <text:p>31-janv.-19</text:p>
          </table:table-cell>
          <table:table-cell table:style-name="ce126" office:value-type="string" calcext:value-type="string">
            <text:p>13H30-15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30" office:value-type="string" calcext:value-type="string" table:number-columns-spanned="2" table:number-rows-spanned="1">
            <text:p>Mai</text:p>
          </table:table-cell>
          <table:covered-table-cell table:style-name="ce30" office:value-type="string" calcext:value-type="string">
            <text:p>15H30-16H30</text:p>
          </table:covered-table-cell>
          <table:table-cell table:style-name="ce30" table:number-columns-repeated="2"/>
          <table:table-cell table:style-name="ce158" office:value-type="string" calcext:value-type="string" table:number-columns-spanned="2" table:number-rows-spanned="1">
            <text:p>TS</text:p>
          </table:table-cell>
          <table:covered-table-cell table:style-name="Default"/>
          <table:table-cell table:style-name="ce158" office:value-type="string" calcext:value-type="string">
            <text:p>Nb heure(s)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0" office:value-type="date" office:date-value="2018-11-01" calcext:value-type="date" table:number-columns-spanned="1" table:number-rows-spanned="2">
            <text:p>1-nov.-18</text:p>
          </table:table-cell>
          <table:table-cell table:style-name="ce128" office:value-type="string" calcext:value-type="string">
            <text:p>14H30-15H30</text:p>
          </table:table-cell>
          <table:table-cell table:style-name="ce128" table:number-columns-repeated="2"/>
          <table:covered-table-cell table:style-name="ce119"/>
          <table:table-cell table:style-name="ce126" office:value-type="string" calcext:value-type="string">
            <text:p>15H30-17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40" office:value-type="date" office:date-value="2019-05-01" calcext:value-type="date" table:number-columns-spanned="1" table:number-rows-spanned="2">
            <text:p>1-mai-19</text:p>
          </table:table-cell>
          <table:table-cell table:style-name="ce44" office:value-type="string" calcext:value-type="string">
            <text:p>14H30-15H30</text:p>
          </table:table-cell>
          <table:table-cell table:style-name="ce46" table:number-columns-repeated="2"/>
          <table:table-cell table:style-name="ce14" office:value-type="string" calcext:value-type="string" table:number-columns-spanned="2" table:number-rows-spanned="1">
            <text:p>Maths</text:p>
          </table:table-cell>
          <table:covered-table-cell table:style-name="Default"/>
          <table:table-cell table:style-name="ce55" table:formula="of:=COUNTIF([.C$1:.C$1048576];[.M11])+COUNTIF([.G$1:.G$1048576];[.M11])+COUNTIF([.K$1:.K$1048576];[.M11])+COUNTIF([.$M$1:.$O$9];[.M11])" office:value-type="float" office:value="8" calcext:value-type="float">
            <text:p>8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22"/>
          <table:table-cell table:style-name="ce128" office:value-type="string" calcext:value-type="string">
            <text:p>15H30-16H30</text:p>
          </table:table-cell>
          <table:table-cell table:style-name="ce128" table:number-columns-repeated="2"/>
          <table:table-cell table:style-name="ce1" office:value-type="string" calcext:value-type="string" table:number-columns-spanned="2" table:number-rows-spanned="1">
            <text:p>Février</text:p>
          </table:table-cell>
          <table:covered-table-cell table:style-name="ce1" office:value-type="string" calcext:value-type="string">
            <text:p>15H30-16H30</text:p>
          </table:covered-table-cell>
          <table:table-cell table:style-name="ce1" table:number-columns-repeated="2"/>
          <table:covered-table-cell table:style-name="ce41"/>
          <table:table-cell table:style-name="ce44" office:value-type="string" calcext:value-type="string">
            <text:p>15H30-16H30</text:p>
          </table:table-cell>
          <table:table-cell table:style-name="ce46" table:number-columns-repeated="2"/>
          <table:table-cell table:style-name="ce134" office:value-type="string" calcext:value-type="string" table:number-columns-spanned="2" table:number-rows-spanned="1">
            <text:p>Phys–Chimie</text:p>
          </table:table-cell>
          <table:covered-table-cell table:style-name="Default"/>
          <table:table-cell table:style-name="ce55" table:formula="of:=COUNTIF([.C$1:.C$1048576];[.M12])+COUNTIF([.G$1:.G$1048576];[.M12])+COUNTIF([.K$1:.K$1048576];[.M12])+COUNTIF([.$M$1:.$O$9];[.M12])" office:value-type="float" office:value="8" calcext:value-type="float">
            <text:p>8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3" office:value-type="date" office:date-value="2018-11-08" calcext:value-type="date" table:number-columns-spanned="1" table:number-rows-spanned="2">
            <text:p>8-nov.-18</text:p>
          </table:table-cell>
          <table:table-cell table:style-name="ce129" office:value-type="string" calcext:value-type="string">
            <text:p>14H30-15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18" office:value-type="date" office:date-value="2019-02-07" calcext:value-type="date" table:number-columns-spanned="1" table:number-rows-spanned="2">
            <text:p>7-févr.-19</text:p>
          </table:table-cell>
          <table:table-cell table:style-name="ce126" office:value-type="string" calcext:value-type="string">
            <text:p>14H30-15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table-cell table:style-name="ce40" office:value-type="date" office:date-value="2019-05-08" calcext:value-type="date" table:number-columns-spanned="1" table:number-rows-spanned="2">
            <text:p>8-mai-19</text:p>
          </table:table-cell>
          <table:table-cell table:style-name="ce44" office:value-type="string" calcext:value-type="string">
            <text:p>14H30-15H30</text:p>
          </table:table-cell>
          <table:table-cell table:style-name="ce47" table:number-columns-repeated="2"/>
          <table:table-cell table:style-name="ce136" office:value-type="string" calcext:value-type="string" table:number-columns-spanned="2" table:number-rows-spanned="1">
            <text:p>Français</text:p>
          </table:table-cell>
          <table:covered-table-cell table:style-name="Default"/>
          <table:table-cell table:style-name="ce55" table:formula="of:=2*(COUNTIF([.C$1:.C$1048576];[.M13])+COUNTIF([.G$1:.G$1048576];[.M13])+COUNTIF([.K$1:.K$1048576];[.M13])+COUNTIF([.$M$1:.$O$9];[.M13]))" office:value-type="float" office:value="16" calcext:value-type="float">
            <text:p>16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24"/>
          <table:table-cell table:style-name="ce129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covered-table-cell table:style-name="ce41"/>
          <table:table-cell table:style-name="ce44" office:value-type="string" calcext:value-type="string">
            <text:p>15H30-16H30</text:p>
          </table:table-cell>
          <table:table-cell table:style-name="ce48" table:number-columns-repeated="2"/>
          <table:table-cell table:style-name="ce131" office:value-type="string" calcext:value-type="string" table:number-columns-spanned="2" table:number-rows-spanned="1">
            <text:p>Hist–Géo</text:p>
          </table:table-cell>
          <table:covered-table-cell table:style-name="Default"/>
          <table:table-cell table:style-name="ce55" table:formula="of:=COUNTIF([.C$1:.C$1048576];[.M14])+COUNTIF([.G$1:.G$1048576];[.M14])+COUNTIF([.K$1:.K$1048576];[.M14])+COUNTIF([.$M$1:.$O$9];[.M14])" office:value-type="float" office:value="10" calcext:value-type="float">
            <text:p>10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3" office:value-type="date" office:date-value="2018-11-15" calcext:value-type="date" table:number-columns-spanned="1" table:number-rows-spanned="2">
            <text:p>15-nov.-18</text:p>
          </table:table-cell>
          <table:table-cell table:style-name="ce126" office:value-type="string" calcext:value-type="string">
            <text:p>14H30-15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MESSAOUD</text:p>
          </table:table-cell>
          <table:table-cell table:style-name="ce118" office:value-type="date" office:date-value="2019-02-14" calcext:value-type="date" table:number-columns-spanned="1" table:number-rows-spanned="2">
            <text:p>14-févr.-19</text:p>
          </table:table-cell>
          <table:table-cell table:style-name="ce126" office:value-type="string" calcext:value-type="string">
            <text:p>14H30-15H30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46" office:value-type="date" office:date-value="2019-05-15" calcext:value-type="date" table:number-columns-spanned="1" table:number-rows-spanned="2">
            <text:p>15-mai-19</text:p>
          </table:table-cell>
          <table:table-cell table:style-name="ce126" office:value-type="string" calcext:value-type="string">
            <text:p>13H30-15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160" office:value-type="string" calcext:value-type="string" table:number-columns-spanned="2" table:number-rows-spanned="1">
            <text:p>Biologie</text:p>
          </table:table-cell>
          <table:covered-table-cell table:style-name="Default"/>
          <table:table-cell table:style-name="ce55" table:formula="of:=COUNTIF([.C$1:.C$1048576];[.M15])+COUNTIF([.G$1:.G$1048576];[.M15])+COUNTIF([.K$1:.K$1048576];[.M15])+COUNTIF([.$M$1:.$O$9];[.M15])" office:value-type="float" office:value="9" calcext:value-type="float">
            <text:p>9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4" table:number-columns-repeated="2"/>
          <table:covered-table-cell table:style-name="ce119"/>
          <table:table-cell table:style-name="ce126" office:value-type="string" calcext:value-type="string">
            <text:p>15H30-17H30</text:p>
          </table:table-cell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-JOANIS</text:p>
          </table:table-cell>
          <table:table-cell table:style-name="ce161" office:value-type="string" calcext:value-type="string" table:number-columns-spanned="2" table:number-rows-spanned="1">
            <text:p>LV1 / LV2</text:p>
          </table:table-cell>
          <table:covered-table-cell table:style-name="Default"/>
          <table:table-cell table:style-name="ce55" table:formula="of:=COUNTIF([.C$1:.C$1048576];[.M16])+COUNTIF([.G$1:.G$1048576];[.M16])+COUNTIF([.K$1:.K$1048576];[.M16])+COUNTIF([.$M$1:.$O$9];[.M16])" office:value-type="float" office:value="6" calcext:value-type="float">
            <text:p>6</text:p>
          </table:table-cell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3" office:value-type="date" office:date-value="2018-11-22" calcext:value-type="date" table:number-columns-spanned="1" table:number-rows-spanned="2">
            <text:p>22-nov.-18</text:p>
          </table:table-cell>
          <table:table-cell table:style-name="ce126" office:value-type="string" calcext:value-type="string">
            <text:p>14H30-15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BRETTE</text:p>
          </table:table-cell>
          <table:table-cell table:style-name="ce118" office:value-type="date" office:date-value="2019-02-21" calcext:value-type="date" table:number-columns-spanned="1" table:number-rows-spanned="2">
            <text:p>21-févr.-19</text:p>
          </table:table-cell>
          <table:table-cell table:style-name="ce126" office:value-type="string" calcext:value-type="string">
            <text:p>14H30-15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table-cell table:style-name="ce138" office:value-type="date" office:date-value="2019-05-22" calcext:value-type="date" table:number-columns-spanned="1" table:number-rows-spanned="2">
            <text:p>22-mai-19</text:p>
          </table:table-cell>
          <table:table-cell table:style-name="ce127" office:value-type="string" calcext:value-type="string">
            <text:p>14H30-15H30</text:p>
          </table:table-cell>
          <table:table-cell table:style-name="ce128" table:number-columns-repeated="2"/>
          <table:table-cell table:style-name="ce125"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61" office:value-type="string" calcext:value-type="string">
            <text:p>LV1 / LV2</text:p>
          </table:table-cell>
          <table:table-cell table:style-name="ce161" office:value-type="string" calcext:value-type="string">
            <text:p>ALEXANDRE</text:p>
          </table:table-cell>
          <table:covered-table-cell table:style-name="ce119"/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covered-table-cell table:style-name="ce148"/>
          <table:table-cell table:style-name="ce127" office:value-type="string" calcext:value-type="string">
            <text:p>15H30-16H30</text:p>
          </table:table-cell>
          <table:table-cell table:style-name="ce128" table:number-columns-repeated="2"/>
          <table:table-cell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23" office:value-type="date" office:date-value="2018-11-29" calcext:value-type="date" table:number-columns-spanned="1" table:number-rows-spanned="2">
            <text:p>29-nov.-18</text:p>
          </table:table-cell>
          <table:table-cell table:style-name="ce126" office:value-type="string" calcext:value-type="string">
            <text:p>14H30-16H</text:p>
          </table:table-cell>
          <table:table-cell table:style-name="ce14" office:value-type="string" calcext:value-type="string">
            <text:p>Maths</text:p>
          </table:table-cell>
          <table:table-cell table:style-name="ce14" office:value-type="string" calcext:value-type="string">
            <text:p>KELLER</text:p>
          </table:table-cell>
          <table:table-cell table:style-name="ce138" office:value-type="date" office:date-value="2019-02-28" calcext:value-type="date" table:number-columns-spanned="1" table:number-rows-spanned="2">
            <text:p>28-févr.-19</text:p>
          </table:table-cell>
          <table:table-cell table:style-name="ce127" office:value-type="string" calcext:value-type="string">
            <text:p>14H30-15H30</text:p>
          </table:table-cell>
          <table:table-cell table:style-name="ce128" table:number-columns-repeated="2"/>
          <table:table-cell table:style-name="ce146" office:value-type="date" office:date-value="2019-05-29" calcext:value-type="date" table:number-columns-spanned="1" table:number-rows-spanned="2">
            <text:p>29-mai-19</text:p>
          </table:table-cell>
          <table:table-cell table:style-name="ce126" office:value-type="string" calcext:value-type="string">
            <text:p>14H30-15H30</text:p>
          </table:table-cell>
          <table:table-cell table:style-name="ce134" table:number-columns-repeated="2"/>
          <table:table-cell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covered-table-cell table:style-name="ce119"/>
          <table:table-cell table:style-name="ce126" office:value-type="string" calcext:value-type="string">
            <text:p>16H-17H</text:p>
          </table:table-cell>
          <table:table-cell table:style-name="ce131" office:value-type="string" calcext:value-type="string">
            <text:p>Hist–Géo</text:p>
          </table:table-cell>
          <table:table-cell table:style-name="ce131" office:value-type="string" calcext:value-type="string">
            <text:p>VILLEREAU</text:p>
          </table:table-cell>
          <table:covered-table-cell table:style-name="ce121"/>
          <table:table-cell table:style-name="ce127" office:value-type="string" calcext:value-type="string">
            <text:p>15H30-16H30</text:p>
          </table:table-cell>
          <table:table-cell table:style-name="ce128" table:number-columns-repeated="2"/>
          <table:covered-table-cell table:style-name="ce151"/>
          <table:table-cell table:style-name="ce126" office:value-type="string" calcext:value-type="string">
            <text:p>15H30-16H30</text:p>
          </table:table-cell>
          <table:table-cell table:style-name="ce134" table:number-columns-repeated="2"/>
          <table:table-cell/>
          <table:table-cell table:style-name="Default" table:number-columns-repeated="2"/>
          <table:table-cell table:style-name="ce125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15"/>
          <table:table-cell table:style-name="ce125" table:number-columns-repeated="2"/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number-columns-repeated="9"/>
          <table:table-cell table:style-name="ce125" table:number-columns-repeated="2"/>
          <table:table-cell table:number-columns-repeated="1007"/>
        </table:table-row>
        <table:table-row table:style-name="ro1">
          <table:table-cell table:number-columns-repeated="5"/>
          <table:table-cell table:style-name="ce141"/>
          <table:table-cell table:number-columns-repeated="9"/>
          <table:table-cell table:style-name="ce125" table:number-columns-repeated="2"/>
          <table:table-cell table:number-columns-repeated="1007"/>
        </table:table-row>
        <table:table-row table:style-name="ro1" table:number-rows-repeated="10">
          <table:table-cell table:number-columns-repeated="15"/>
          <table:table-cell table:style-name="ce125" table:number-columns-repeated="2"/>
          <table:table-cell table:style-name="ce171"/>
          <table:table-cell table:number-columns-repeated="1006"/>
        </table:table-row>
        <table:table-row table:style-name="ro1">
          <table:table-cell table:number-columns-repeated="15"/>
          <table:table-cell table:style-name="ce125" table:number-columns-repeated="2"/>
          <table:table-cell table:number-columns-repeated="1007"/>
        </table:table-row>
        <table:table-row table:style-name="ro1" table:number-rows-repeated="10">
          <table:table-cell table:number-columns-repeated="15"/>
          <table:table-cell table:style-name="ce125"/>
          <table:table-cell table:number-columns-repeated="100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9-2020'.$A$1" table:cell-range-address="$'2019-2020'.$A$1:.$K$40" table:range-usable-as="print-range"/>
        </table:named-expressions>
      </table:table>
      <table:table table:name="2018-2019" table:style-name="ta1" table:print-ranges="'2018-2019'.A1:'2018-2019'.T29"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number-columns-repeated="2" table:default-cell-style-name="ce125"/>
        <table:table-column table:style-name="co3" table:default-cell-style-name="ce139"/>
        <table:table-column table:style-name="co4" table:default-cell-style-name="ce139"/>
        <table:table-column table:style-name="co5" table:default-cell-style-name="ce139"/>
        <table:table-column table:style-name="co6" table:number-columns-repeated="2" table:default-cell-style-name="ce139"/>
        <table:table-column table:style-name="co7" table:default-cell-style-name="ce139"/>
        <table:table-column table:style-name="co8" table:default-cell-style-name="ce139"/>
        <table:table-column table:style-name="co5" table:default-cell-style-name="ce139"/>
        <table:table-column table:style-name="co6" table:number-columns-repeated="2" table:default-cell-style-name="ce139"/>
        <table:table-column table:style-name="co9" table:default-cell-style-name="ce139"/>
        <table:table-column table:style-name="co8" table:default-cell-style-name="ce139"/>
        <table:table-column table:style-name="co10" table:default-cell-style-name="ce139"/>
        <table:table-column table:style-name="co6" table:default-cell-style-name="ce139"/>
        <table:table-column table:style-name="co6" table:default-cell-style-name="ce169"/>
        <table:table-column table:style-name="co11" table:default-cell-style-name="ce169"/>
        <table:table-column table:style-name="co11" table:default-cell-style-name="ce171"/>
        <table:table-column table:style-name="co11" table:number-columns-repeated="234" table:default-cell-style-name="ce125"/>
        <table:table-column table:style-name="co11" table:number-columns-repeated="768" table:default-cell-style-name="ce172"/>
        <table:table-row table:style-name="ro1">
          <table:table-cell table:style-name="ce1" office:value-type="string" calcext:value-type="string" table:number-columns-spanned="2" table:number-rows-spanned="1">
            <text:p>Septembre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" office:value-type="string" calcext:value-type="string" table:number-columns-spanned="2" table:number-rows-spanned="1">
            <text:p>Décembre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30" office:value-type="string" calcext:value-type="string" table:number-columns-spanned="2" table:number-rows-spanned="1">
            <text:p>Mars</text:p>
          </table:table-cell>
          <table:covered-table-cell table:style-name="ce30"/>
          <table:table-cell table:style-name="ce30" office:value-type="string" calcext:value-type="string">
            <text:p>Term S</text:p>
          </table:table-cell>
          <table:table-cell table:style-name="ce30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30" office:value-type="string" calcext:value-type="string" table:number-columns-spanned="2" table:number-rows-spanned="1">
            <text:p>Mai</text:p>
          </table:table-cell>
          <table:covered-table-cell table:style-name="ce179"/>
          <table:table-cell table:style-name="ce30" office:value-type="string" calcext:value-type="string">
            <text:p>Term S</text:p>
          </table:table-cell>
          <table:table-cell table:style-name="ce30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68"/>
          <table:table-cell table:style-name="ce170"/>
          <table:table-cell table:style-name="ce168" table:number-columns-repeated="1000"/>
          <table:table-cell table:number-columns-repeated="2"/>
        </table:table-row>
        <table:table-row table:style-name="ro1">
          <table:table-cell table:style-name="ce118" office:value-type="date" office:date-value="2018-09-07" calcext:value-type="date" table:number-columns-spanned="1" table:number-rows-spanned="2">
            <text:p>7-sept.-18</text:p>
          </table:table-cell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118" office:value-type="date" office:date-value="2018-12-07" calcext:value-type="date" table:number-columns-spanned="1" table:number-rows-spanned="2">
            <text:p>7-déc.-18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84" office:value-type="string" calcext:value-type="string" table:number-columns-spanned="2" table:number-rows-spanned="2">
            <text:p>Réunion parents –</text:p>
            <text:p>professeurs n°1</text:p>
          </table:table-cell>
          <table:covered-table-cell table:style-name="ce166"/>
          <table:table-cell table:style-name="ce144" office:value-type="date" office:date-value="2019-03-01" calcext:value-type="date" table:number-columns-spanned="1" table:number-rows-spanned="2">
            <text:p>1-mars-19</text:p>
          </table:table-cell>
          <table:table-cell table:style-name="ce152" office:value-type="string" calcext:value-type="string">
            <text:p>15H30-16H30</text:p>
          </table:table-cell>
          <table:table-cell table:style-name="ce128" table:number-columns-repeated="3"/>
          <table:table-cell table:style-name="ce144" office:value-type="date" office:date-value="2019-05-31" calcext:value-type="date" table:number-columns-spanned="1" table:number-rows-spanned="2">
            <text:p>31-mai-19</text:p>
          </table:table-cell>
          <table:table-cell table:style-name="ce128" office:value-type="string" calcext:value-type="string">
            <text:p>15H30-16H30</text:p>
          </table:table-cell>
          <table:table-cell table:style-name="ce67" table:number-columns-repeated="3"/>
          <table:table-cell table:style-name="ce125"/>
          <table:table-cell table:style-name="ce170"/>
          <table:table-cell table:number-columns-repeated="1002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number-columns-repeated="2" table:style-name="ce14" office:value-type="string" calcext:value-type="string">
            <text:p>Maths</text:p>
          </table:table-cell>
          <table:table-cell table:style-name="ce29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0" office:value-type="string" calcext:value-type="string">
            <text:p>Biologie</text:p>
          </table:table-cell>
          <table:covered-table-cell table:number-columns-repeated="2" table:style-name="ce29"/>
          <table:covered-table-cell table:style-name="ce145"/>
          <table:table-cell table:style-name="ce152" office:value-type="string" calcext:value-type="string">
            <text:p>16H30-17H30</text:p>
          </table:table-cell>
          <table:table-cell table:style-name="ce128" table:number-columns-repeated="3"/>
          <table:covered-table-cell table:style-name="ce122"/>
          <table:table-cell table:style-name="ce128" office:value-type="string" calcext:value-type="string">
            <text:p>16H30-17H30</text:p>
          </table:table-cell>
          <table:table-cell table:style-name="ce67" table:number-columns-repeated="3"/>
          <table:table-cell table:style-name="ce125"/>
          <table:table-cell table:style-name="ce170"/>
          <table:table-cell table:number-columns-repeated="1002"/>
        </table:table-row>
        <table:table-row table:style-name="ro1">
          <table:table-cell table:style-name="ce118" office:value-type="date" office:date-value="2018-09-14" calcext:value-type="date" table:number-columns-spanned="1" table:number-rows-spanned="2">
            <text:p>14-sept.-18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65"/>
          <table:table-cell table:style-name="ce161" office:value-type="string" calcext:value-type="string">
            <text:p>Anglais</text:p>
          </table:table-cell>
          <table:table-cell table:style-name="ce120" office:value-type="date" office:date-value="2018-12-14" calcext:value-type="date" table:number-columns-spanned="1" table:number-rows-spanned="2">
            <text:p>14-déc.-18</text:p>
          </table:table-cell>
          <table:table-cell table:style-name="ce128" office:value-type="string" calcext:value-type="string">
            <text:p>15H30-16H30</text:p>
          </table:table-cell>
          <table:table-cell table:style-name="ce67" office:value-type="string" calcext:value-type="string" table:number-columns-spanned="3" table:number-rows-spanned="2">
            <text:p>Réunion parents – professeurs n°2</text:p>
          </table:table-cell>
          <table:covered-table-cell table:style-name="ce65"/>
          <table:covered-table-cell table:style-name="ce29"/>
          <table:table-cell table:style-name="ce146" office:value-type="date" office:date-value="2019-03-08" calcext:value-type="date" table:number-columns-spanned="1" table:number-rows-spanned="2">
            <text:p>8-mars-19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Bac blanc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30" office:value-type="string" calcext:value-type="string" table:number-columns-spanned="2" table:number-rows-spanned="1">
            <text:p>Juin</text:p>
          </table:table-cell>
          <table:covered-table-cell table:style-name="ce163"/>
          <table:table-cell table:style-name="ce30" office:value-type="string" calcext:value-type="string">
            <text:p>Term S</text:p>
          </table:table-cell>
          <table:table-cell table:style-name="ce30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25"/>
          <table:table-cell table:style-name="ce170"/>
          <table:table-cell table:number-columns-repeated="1002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4" office:value-type="string" calcext:value-type="string">
            <text:p>Phys–Chimie</text:p>
          </table:table-cell>
          <table:table-cell table:style-name="ce29"/>
          <table:table-cell table:style-name="ce161" office:value-type="string" calcext:value-type="string">
            <text:p>Anglais</text:p>
          </table:table-cell>
          <table:covered-table-cell table:style-name="ce122"/>
          <table:table-cell table:style-name="ce128" office:value-type="string" calcext:value-type="string">
            <text:p>16H30-17H30</text:p>
          </table:table-cell>
          <table:covered-table-cell table:style-name="ce166"/>
          <table:covered-table-cell table:number-columns-repeated="2" table:style-name="ce29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Bac blanc</text:p>
          </table:table-cell>
          <table:table-cell table:style-name="ce14" office:value-type="string" calcext:value-type="string">
            <text:p>Maths</text:p>
          </table:table-cell>
          <table:table-cell table:style-name="ce29"/>
          <table:table-cell table:style-name="ce146" office:value-type="date" office:date-value="2019-06-07" calcext:value-type="date" table:number-columns-spanned="1" table:number-rows-spanned="2">
            <text:p>7-juin-19</text:p>
          </table:table-cell>
          <table:table-cell table:style-name="ce126" office:value-type="string" calcext:value-type="string">
            <text:p>15H30-16H30</text:p>
          </table:table-cell>
          <table:table-cell table:style-name="ce166"/>
          <table:table-cell table:number-columns-repeated="2" table:style-name="ce134" office:value-type="string" calcext:value-type="string">
            <text:p>Phys–Chimie</text:p>
          </table:table-cell>
          <table:table-cell table:style-name="ce125"/>
          <table:table-cell table:style-name="ce170"/>
          <table:table-cell table:number-columns-repeated="1002"/>
        </table:table-row>
        <table:table-row table:style-name="ro1">
          <table:table-cell table:style-name="ce118" office:value-type="date" office:date-value="2018-09-21" calcext:value-type="date" table:number-columns-spanned="1" table:number-rows-spanned="2">
            <text:p>21-sept.-18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65" table:number-columns-repeated="2"/>
          <table:table-cell table:style-name="ce118" office:value-type="date" office:date-value="2018-12-21" calcext:value-type="date" table:number-columns-spanned="1" table:number-rows-spanned="2">
            <text:p>21-déc.-18</text:p>
          </table:table-cell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146" office:value-type="date" office:date-value="2019-03-15" calcext:value-type="date" table:number-columns-spanned="1" table:number-rows-spanned="2">
            <text:p>15-mars-19</text:p>
          </table:table-cell>
          <table:table-cell table:style-name="ce126" office:value-type="string" calcext:value-type="string">
            <text:p>15H30-16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177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6"/>
          <table:table-cell table:style-name="ce134" office:value-type="string" calcext:value-type="string">
            <text:p>Cours PC</text:p>
          </table:table-cell>
          <table:table-cell table:style-name="ce135"/>
          <table:table-cell table:style-name="ce125"/>
          <table:table-cell table:number-columns-repeated="1003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Hist–Géo</text:p>
          </table:table-cell>
          <table:table-cell table:style-name="ce29" table:number-columns-repeated="2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number-columns-repeated="2" table:style-name="ce14" office:value-type="string" calcext:value-type="string">
            <text:p>Maths</text:p>
          </table:table-cell>
          <table:table-cell table:style-name="ce29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178"/>
          <table:table-cell table:number-columns-repeated="4"/>
          <table:table-cell table:style-name="ce125" table:number-columns-repeated="2"/>
          <table:table-cell table:style-name="ce170"/>
          <table:table-cell table:number-columns-repeated="1002"/>
        </table:table-row>
        <table:table-row table:style-name="ro1">
          <table:table-cell table:style-name="ce118" office:value-type="date" office:date-value="2018-09-28" calcext:value-type="date" table:number-columns-spanned="1" table:number-rows-spanned="2">
            <text:p>28-sept.-18</text:p>
          </table:table-cell>
          <table:table-cell table:style-name="ce126" office:value-type="string" calcext:value-type="string">
            <text:p>15H30-16H30</text:p>
          </table:table-cell>
          <table:table-cell table:number-columns-repeated="2" table:style-name="ce14" office:value-type="string" calcext:value-type="string">
            <text:p>Maths</text:p>
          </table:table-cell>
          <table:table-cell table:style-name="ce134" office:value-type="string" calcext:value-type="string">
            <text:p>Phys–Chimie</text:p>
          </table:table-cell>
          <table:table-cell table:style-name="ce138" office:value-type="date" office:date-value="2018-12-28" calcext:value-type="date" table:number-columns-spanned="1" table:number-rows-spanned="2">
            <text:p>28-déc.-18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3"/>
          <table:table-cell table:style-name="ce146" office:value-type="date" office:date-value="2019-03-22" calcext:value-type="date" table:number-columns-spanned="1" table:number-rows-spanned="2">
            <text:p>22-mars-19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4" office:value-type="string" calcext:value-type="string">
            <text:p>Cours PC</text:p>
          </table:table-cell>
          <table:table-cell table:style-name="ce177"/>
          <table:table-cell table:style-name="ce157"/>
          <table:table-cell table:style-name="ce158" office:value-type="string" calcext:value-type="string">
            <text:p>TS</text:p>
          </table:table-cell>
          <table:table-cell table:style-name="ce158" office:value-type="string" calcext:value-type="string">
            <text:p>Enseignant</text:p>
          </table:table-cell>
          <table:table-cell table:style-name="ce158" office:value-type="string" calcext:value-type="string">
            <text:p>Nb heure(s)</text:p>
          </table:table-cell>
          <table:table-cell table:style-name="ce125" table:number-columns-repeated="2"/>
          <table:table-cell table:number-columns-repeated="1003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Phys–Chimie</text:p>
          </table:table-cell>
          <table:table-cell table:style-name="ce29"/>
          <table:covered-table-cell table:style-name="ce121"/>
          <table:table-cell table:style-name="ce127" office:value-type="string" calcext:value-type="string">
            <text:p>16H30-17H30</text:p>
          </table:table-cell>
          <table:table-cell table:style-name="ce128" table:number-columns-repeated="3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Hist–Géo</text:p>
          </table:table-cell>
          <table:table-cell table:style-name="ce134" office:value-type="string" calcext:value-type="string">
            <text:p>Cours PC</text:p>
          </table:table-cell>
          <table:table-cell table:style-name="ce178"/>
          <table:table-cell/>
          <table:table-cell table:style-name="ce14" office:value-type="string" calcext:value-type="string">
            <text:p>Maths</text:p>
          </table:table-cell>
          <table:table-cell table:style-name="ce164" office:value-type="string" calcext:value-type="string">
            <text:p>KELLER</text:p>
          </table:table-cell>
          <table:table-cell table:style-name="ce164" table:formula="of:=COUNTIF([.C$1:.C$1048576];[.Q9])+COUNTIF([.H$1:.H$1048576];[.Q9])+COUNTIF([.M$1:.M$1048576];[.Q9])+COUNTIF([.R$1:.R$1048576];[.Q9])" office:value-type="float" office:value="10" calcext:value-type="float">
            <text:p>10</text:p>
          </table:table-cell>
          <table:table-cell table:style-name="ce125" table:number-columns-repeated="2"/>
          <table:table-cell table:style-name="ce170"/>
          <table:table-cell table:number-columns-repeated="1002"/>
        </table:table-row>
        <table:table-row table:style-name="ro1">
          <table:table-cell table:style-name="ce1" office:value-type="string" calcext:value-type="string" table:number-columns-spanned="2" table:number-rows-spanned="1">
            <text:p>Octobre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" office:value-type="string" calcext:value-type="string" table:number-columns-spanned="2" table:number-rows-spanned="1">
            <text:p>Janvier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46" office:value-type="date" office:date-value="2019-03-29" calcext:value-type="date" table:number-columns-spanned="1" table:number-rows-spanned="2">
            <text:p>29-mars-19</text:p>
          </table:table-cell>
          <table:table-cell table:style-name="ce126" office:value-type="string" calcext:value-type="string">
            <text:p>15H30-16H30</text:p>
          </table:table-cell>
          <table:table-cell table:style-name="ce161" office:value-type="string" calcext:value-type="string">
            <text:p>Anglais</text:p>
          </table:table-cell>
          <table:table-cell table:style-name="ce134" office:value-type="string" calcext:value-type="string">
            <text:p>Cours PC</text:p>
          </table:table-cell>
          <table:table-cell table:style-name="ce14" office:value-type="string" calcext:value-type="string">
            <text:p>Maths</text:p>
          </table:table-cell>
          <table:table-cell table:style-name="ce157"/>
          <table:table-cell table:style-name="ce134" office:value-type="string" calcext:value-type="string">
            <text:p>Phys–Chimie</text:p>
          </table:table-cell>
          <table:table-cell table:style-name="ce106" office:value-type="string" calcext:value-type="string">
            <text:p>VEYRAC</text:p>
          </table:table-cell>
          <table:table-cell table:style-name="ce106" table:formula="of:=COUNTIF([.C$1:.C$1048576];[.Q10])+COUNTIF([.H$1:.H$1048576];[.Q10])+COUNTIF([.M$1:.M$1048576];[.Q10])+COUNTIF([.R$1:.R$1048576];[.Q10])" office:value-type="float" office:value="10" calcext:value-type="float">
            <text:p>10</text:p>
          </table:table-cell>
          <table:table-cell table:style-name="ce125" table:number-columns-repeated="2"/>
          <table:table-cell table:style-name="ce170"/>
          <table:table-cell table:number-columns-repeated="1002"/>
        </table:table-row>
        <table:table-row table:style-name="ro1">
          <table:table-cell table:style-name="ce118" office:value-type="date" office:date-value="2018-10-05" calcext:value-type="date" table:number-columns-spanned="1" table:number-rows-spanned="2">
            <text:p>5-oct.-18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5"/>
          <table:table-cell table:style-name="ce14" office:value-type="string" calcext:value-type="string">
            <text:p>Maths</text:p>
          </table:table-cell>
          <table:table-cell table:style-name="ce138" office:value-type="date" office:date-value="2019-01-04" calcext:value-type="date" table:number-columns-spanned="1" table:number-rows-spanned="2">
            <text:p>4-janv.-19</text:p>
          </table:table-cell>
          <table:table-cell table:style-name="ce128" office:value-type="string" calcext:value-type="string">
            <text:p>15H30-16H30</text:p>
          </table:table-cell>
          <table:table-cell table:style-name="ce128" table:number-columns-repeated="3"/>
          <table:covered-table-cell table:style-name="ce151"/>
          <table:table-cell table:style-name="ce126" office:value-type="string" calcext:value-type="string">
            <text:p>16H30-17H30</text:p>
          </table:table-cell>
          <table:table-cell table:style-name="ce161" office:value-type="string" calcext:value-type="string">
            <text:p>Anglais</text:p>
          </table:table-cell>
          <table:table-cell table:style-name="ce134" office:value-type="string" calcext:value-type="string">
            <text:p>Cours PC</text:p>
          </table:table-cell>
          <table:table-cell table:style-name="ce14" office:value-type="string" calcext:value-type="string">
            <text:p>Maths</text:p>
          </table:table-cell>
          <table:table-cell/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SAINT JOANIS</text:p>
          </table:table-cell>
          <table:table-cell table:style-name="ce136" table:formula="of:=COUNTIF([.C$1:.C$1048576];[.Q11])+COUNTIF([.H$1:.H$1048576];[.Q11])+COUNTIF([.M$1:.M$1048576];[.Q11])+COUNTIF([.R$1:.R$1048576];[.Q11])" office:value-type="float" office:value="8" calcext:value-type="float">
            <text:p>8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0" office:value-type="string" calcext:value-type="string">
            <text:p>Biologie</text:p>
          </table:table-cell>
          <table:table-cell table:style-name="ce135"/>
          <table:table-cell table:style-name="ce14" office:value-type="string" calcext:value-type="string">
            <text:p>Maths</text:p>
          </table:table-cell>
          <table:covered-table-cell table:style-name="ce122"/>
          <table:table-cell table:style-name="ce128" office:value-type="string" calcext:value-type="string">
            <text:p>16H30-17H30</text:p>
          </table:table-cell>
          <table:table-cell table:style-name="ce128" table:number-columns-repeated="3"/>
          <table:table-cell table:style-name="ce30" office:value-type="string" calcext:value-type="string" table:number-columns-spanned="2" table:number-rows-spanned="1">
            <text:p>Avril</text:p>
          </table:table-cell>
          <table:covered-table-cell table:style-name="ce30"/>
          <table:table-cell table:style-name="ce30" office:value-type="string" calcext:value-type="string">
            <text:p>Term S</text:p>
          </table:table-cell>
          <table:table-cell table:style-name="ce30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/>
          <table:table-cell table:style-name="ce131" office:value-type="string" calcext:value-type="string">
            <text:p>Hist–Géo</text:p>
          </table:table-cell>
          <table:table-cell table:style-name="ce166" office:value-type="string" calcext:value-type="string">
            <text:p>VILLEREAU</text:p>
          </table:table-cell>
          <table:table-cell table:style-name="ce166" table:formula="of:=COUNTIF([.C$1:.C$1048576];[.Q12])+COUNTIF([.H$1:.H$1048576];[.Q12])+COUNTIF([.M$1:.M$1048576];[.Q12])+COUNTIF([.R$1:.R$1048576];[.Q12])" office:value-type="float" office:value="10" calcext:value-type="float">
            <text:p>10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table-cell table:style-name="ce118" office:value-type="date" office:date-value="2018-10-12" calcext:value-type="date" table:number-columns-spanned="1" table:number-rows-spanned="2">
            <text:p>12-oct.-18</text:p>
          </table:table-cell>
          <table:table-cell table:style-name="ce126" office:value-type="string" calcext:value-type="string">
            <text:p>15H30-16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65"/>
          <table:table-cell table:style-name="ce118" office:value-type="date" office:date-value="2019-01-11" calcext:value-type="date" table:number-columns-spanned="1" table:number-rows-spanned="2">
            <text:p>11-janv.-19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 table:style-name="ce146" office:value-type="date" office:date-value="2019-04-05" calcext:value-type="date" table:number-columns-spanned="1" table:number-rows-spanned="2">
            <text:p>5-avr.-19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Phys–Chimie</text:p>
          </table:table-cell>
          <table:table-cell table:style-name="ce162"/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CHAPPOUX</text:p>
          </table:table-cell>
          <table:table-cell table:style-name="ce160" table:formula="of:=COUNTIF([.C$1:.C$1048576];[.Q13])+COUNTIF([.H$1:.H$1048576];[.Q13])+COUNTIF([.M$1:.M$1048576];[.Q13])+COUNTIF([.R$1:.R$1048576];[.Q13])" office:value-type="float" office:value="10" calcext:value-type="float">
            <text:p>10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29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0" office:value-type="string" calcext:value-type="string">
            <text:p>Biolog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covered-table-cell table:style-name="ce119"/>
          <table:table-cell table:style-name="ce126" office:value-type="string" calcext:value-type="string">
            <text:p>16H30-17H30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29"/>
          <table:table-cell/>
          <table:table-cell table:style-name="ce161" office:value-type="string" calcext:value-type="string">
            <text:p>Anglais</text:p>
          </table:table-cell>
          <table:table-cell table:style-name="ce161" office:value-type="string" calcext:value-type="string">
            <text:p>BRETTE JULIEN</text:p>
          </table:table-cell>
          <table:table-cell table:style-name="ce161" table:formula="of:=COUNTIF([.C$1:.C$1048576];[.Q14])+COUNTIF([.H$1:.H$1048576];[.Q14])+COUNTIF([.M$1:.M$1048576];[.Q14])+COUNTIF([.R$1:.R$1048576];[.Q14])" office:value-type="float" office:value="6" calcext:value-type="float">
            <text:p>6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table-cell table:style-name="ce120" office:value-type="date" office:date-value="2018-10-19" calcext:value-type="date" table:number-columns-spanned="1" table:number-rows-spanned="2">
            <text:p>19-oct.-18</text:p>
          </table:table-cell>
          <table:table-cell table:style-name="ce127" office:value-type="string" calcext:value-type="string">
            <text:p>15H30-16H30</text:p>
          </table:table-cell>
          <table:table-cell table:style-name="ce20" office:value-type="string" calcext:value-type="string" table:number-columns-spanned="3" table:number-rows-spanned="2">
            <text:p>CROSS</text:p>
          </table:table-cell>
          <table:covered-table-cell table:number-columns-repeated="2" table:style-name="ce20"/>
          <table:table-cell table:style-name="ce118" office:value-type="date" office:date-value="2019-01-18" calcext:value-type="date" table:number-columns-spanned="1" table:number-rows-spanned="2">
            <text:p>18-janv.-19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4" office:value-type="string" calcext:value-type="string">
            <text:p>Cours PC</text:p>
          </table:table-cell>
          <table:table-cell table:style-name="ce14" office:value-type="string" calcext:value-type="string">
            <text:p>Maths</text:p>
          </table:table-cell>
          <table:table-cell table:style-name="ce146" office:value-type="date" office:date-value="2019-04-12" calcext:value-type="date" table:number-columns-spanned="1" table:number-rows-spanned="2">
            <text:p>12-avr.-19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 table:style-name="ce157"/>
          <table:table-cell table:style-name="ce158" office:value-type="string" calcext:value-type="string">
            <text:p>1S1</text:p>
          </table:table-cell>
          <table:table-cell table:style-name="ce158" office:value-type="string" calcext:value-type="string">
            <text:p>Enseignant</text:p>
          </table:table-cell>
          <table:table-cell table:style-name="ce158" office:value-type="string" calcext:value-type="string">
            <text:p>Nb heure(s)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covered-table-cell table:style-name="ce121"/>
          <table:table-cell table:style-name="ce127" office:value-type="string" calcext:value-type="string">
            <text:p>16H30-17H30</text:p>
          </table:table-cell>
          <table:covered-table-cell table:number-columns-repeated="3" table:style-name="ce20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Hist–Géo</text:p>
          </table:table-cell>
          <table:table-cell table:style-name="ce134" office:value-type="string" calcext:value-type="string">
            <text:p>Cours PC</text:p>
          </table:table-cell>
          <table:table-cell table:style-name="ce14" office:value-type="string" calcext:value-type="string">
            <text:p>Maths</text:p>
          </table:table-cell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0" office:value-type="string" calcext:value-type="string">
            <text:p>Biolog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/>
          <table:table-cell table:style-name="ce14" office:value-type="string" calcext:value-type="string">
            <text:p>Maths</text:p>
          </table:table-cell>
          <table:table-cell table:style-name="ce164" office:value-type="string" calcext:value-type="string">
            <text:p>KELLER</text:p>
          </table:table-cell>
          <table:table-cell table:style-name="ce164" table:formula="of:=COUNTIF([.D$1:.D$1048576];[.Q16])+COUNTIF([.I$1:.I$1048576];[.Q16])+COUNTIF([.N$1:.N$1048576];[.Q16])+COUNTIF([.S$1:.S$1048576];[.Q16])" office:value-type="float" office:value="9" calcext:value-type="float">
            <text:p>9</text:p>
          </table:table-cell>
          <table:table-cell table:style-name="ce125" table:number-columns-repeated="3"/>
          <table:table-cell table:style-name="ce139"/>
          <table:table-cell table:number-columns-repeated="1001"/>
        </table:table-row>
        <table:table-row table:style-name="ro1">
          <table:table-cell table:style-name="ce120" office:value-type="date" office:date-value="2018-10-26" calcext:value-type="date" table:number-columns-spanned="1" table:number-rows-spanned="2">
            <text:p>26-oct.-18</text:p>
          </table:table-cell>
          <table:table-cell table:style-name="ce128" office:value-type="string" calcext:value-type="string">
            <text:p>15H30-16H30</text:p>
          </table:table-cell>
          <table:table-cell table:style-name="ce128" table:number-columns-repeated="3"/>
          <table:table-cell table:style-name="ce118" office:value-type="date" office:date-value="2019-01-25" calcext:value-type="date" table:number-columns-spanned="1" table:number-rows-spanned="2">
            <text:p>25-janv.-19</text:p>
          </table:table-cell>
          <table:table-cell table:style-name="ce126" office:value-type="string" calcext:value-type="string">
            <text:p>15H30-16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161" office:value-type="string" calcext:value-type="string">
            <text:p>Anglais</text:p>
          </table:table-cell>
          <table:table-cell table:style-name="ce138" office:value-type="date" office:date-value="2019-04-19" calcext:value-type="date" table:number-columns-spanned="1" table:number-rows-spanned="2">
            <text:p>19-avr.-19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3"/>
          <table:table-cell/>
          <table:table-cell table:style-name="ce134" office:value-type="string" calcext:value-type="string">
            <text:p>Phys–Chimie</text:p>
          </table:table-cell>
          <table:table-cell table:style-name="ce106" office:value-type="string" calcext:value-type="string">
            <text:p>ROLLAND</text:p>
          </table:table-cell>
          <table:table-cell table:style-name="ce106" table:formula="of:=COUNTIF([.D$1:.D$1048576];[.Q17])+COUNTIF([.I$1:.I$1048576];[.Q17])+COUNTIF([.N$1:.N$1048576];[.Q17])+COUNTIF([.S$1:.S$1048576];[.Q17])" office:value-type="float" office:value="10" calcext:value-type="float">
            <text:p>10</text:p>
          </table:table-cell>
          <table:table-cell table:style-name="ce125" table:number-columns-repeated="3"/>
          <table:table-cell table:number-columns-repeated="1002"/>
        </table:table-row>
        <table:table-row table:style-name="ro1">
          <table:covered-table-cell table:style-name="ce122"/>
          <table:table-cell table:style-name="ce128" office:value-type="string" calcext:value-type="string">
            <text:p>16H30-17H30</text:p>
          </table:table-cell>
          <table:table-cell table:style-name="ce128" table:number-columns-repeated="3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6" office:value-type="string" calcext:value-type="string">
            <text:p>Philosophie</text:p>
          </table:table-cell>
          <table:table-cell table:style-name="ce136" office:value-type="string" calcext:value-type="string">
            <text:p>Français</text:p>
          </table:table-cell>
          <table:table-cell table:style-name="ce161" office:value-type="string" calcext:value-type="string">
            <text:p>Anglais</text:p>
          </table:table-cell>
          <table:covered-table-cell table:style-name="ce147"/>
          <table:table-cell table:style-name="ce127" office:value-type="string" calcext:value-type="string">
            <text:p>16H30-17H30</text:p>
          </table:table-cell>
          <table:table-cell table:style-name="ce128" table:number-columns-repeated="3"/>
          <table:table-cell/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SAINT JOANIS</text:p>
          </table:table-cell>
          <table:table-cell table:style-name="ce136" table:formula="of:=COUNTIF([.D$1:.D$1048576];[.Q18])+COUNTIF([.I$1:.I$1048576];[.Q18])+COUNTIF([.N$1:.N$1048576];[.Q18])+COUNTIF([.S$1:.S$1048576];[.Q18])" office:value-type="float" office:value="6" calcext:value-type="float">
            <text:p>6</text:p>
          </table:table-cell>
          <table:table-cell table:style-name="ce125" table:number-columns-repeated="3"/>
          <table:table-cell table:number-columns-repeated="1002"/>
        </table:table-row>
        <table:table-row table:style-name="ro1">
          <table:table-cell table:style-name="ce1" office:value-type="string" calcext:value-type="string" table:number-columns-spanned="2" table:number-rows-spanned="1">
            <text:p>Novembre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" office:value-type="string" calcext:value-type="string" table:number-columns-spanned="2" table:number-rows-spanned="1">
            <text:p>Février</text:p>
          </table:table-cell>
          <table:covered-table-cell table:style-name="ce1"/>
          <table:table-cell table:style-name="ce1" office:value-type="string" calcext:value-type="string">
            <text:p>Term S</text:p>
          </table:table-cell>
          <table:table-cell table:style-name="ce1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38" office:value-type="date" office:date-value="2019-04-26" calcext:value-type="date" table:number-columns-spanned="1" table:number-rows-spanned="2">
            <text:p>26-avr.-19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3"/>
          <table:table-cell/>
          <table:table-cell table:style-name="ce131" office:value-type="string" calcext:value-type="string">
            <text:p>Hist–Géo</text:p>
          </table:table-cell>
          <table:table-cell table:style-name="ce166" office:value-type="string" calcext:value-type="string">
            <text:p>CHABRILLAT</text:p>
          </table:table-cell>
          <table:table-cell table:style-name="ce166" table:formula="of:=COUNTIF([.D$1:.D$1048576];[.Q19])+COUNTIF([.I$1:.I$1048576];[.Q19])+COUNTIF([.N$1:.N$1048576];[.Q19])+COUNTIF([.S$1:.S$1048576];[.Q19])" office:value-type="float" office:value="6" calcext:value-type="float">
            <text:p>6</text:p>
          </table:table-cell>
          <table:table-cell table:style-name="ce125" table:number-columns-repeated="3"/>
          <table:table-cell table:number-columns-repeated="1002"/>
        </table:table-row>
        <table:table-row table:style-name="ro1">
          <table:table-cell table:style-name="ce120" office:value-type="date" office:date-value="2018-11-02" calcext:value-type="date" table:number-columns-spanned="1" table:number-rows-spanned="2">
            <text:p>2-nov.-18</text:p>
          </table:table-cell>
          <table:table-cell table:style-name="ce128" office:value-type="string" calcext:value-type="string">
            <text:p>15H30-16H30</text:p>
          </table:table-cell>
          <table:table-cell table:style-name="ce128" table:number-columns-repeated="3"/>
          <table:table-cell table:style-name="ce118" office:value-type="date" office:date-value="2019-02-01" calcext:value-type="date" table:number-columns-spanned="1" table:number-rows-spanned="2">
            <text:p>1-févr.-19</text:p>
          </table:table-cell>
          <table:table-cell table:style-name="ce126" office:value-type="string" calcext:value-type="string">
            <text:p>15H30-16H30</text:p>
          </table:table-cell>
          <table:table-cell table:style-name="ce161" office:value-type="string" calcext:value-type="string">
            <text:p>Anglais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Phys–Chimie</text:p>
          </table:table-cell>
          <table:covered-table-cell table:style-name="ce148"/>
          <table:table-cell table:style-name="ce127" office:value-type="string" calcext:value-type="string">
            <text:p>16H30-17H30</text:p>
          </table:table-cell>
          <table:table-cell table:style-name="ce128" table:number-columns-repeated="3"/>
          <table:table-cell table:style-name="ce162"/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DIONNET</text:p>
          </table:table-cell>
          <table:table-cell table:style-name="ce160" table:formula="of:=COUNTIF([.D$1:.D$1048576];[.Q20])+COUNTIF([.I$1:.I$1048576];[.Q20])+COUNTIF([.N$1:.N$1048576];[.Q20])+COUNTIF([.S$1:.S$1048576];[.Q20])" office:value-type="float" office:value="0" calcext:value-type="float">
            <text:p>0</text:p>
          </table:table-cell>
          <table:table-cell table:style-name="ce125" table:number-columns-repeated="3"/>
          <table:table-cell table:number-columns-repeated="1002"/>
        </table:table-row>
        <table:table-row table:style-name="ro1">
          <table:covered-table-cell table:style-name="ce122"/>
          <table:table-cell table:style-name="ce128" office:value-type="string" calcext:value-type="string">
            <text:p>16H30-17H30</text:p>
          </table:table-cell>
          <table:table-cell table:style-name="ce128" table:number-columns-repeated="3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1" office:value-type="string" calcext:value-type="string">
            <text:p>Anglais</text:p>
          </table:table-cell>
          <table:table-cell table:style-name="ce134" office:value-type="string" calcext:value-type="string">
            <text:p>Phys–Chimie</text:p>
          </table:table-cell>
          <table:table-cell table:style-name="ce29"/>
          <table:table-cell table:style-name="ce30" office:value-type="string" calcext:value-type="string" table:number-columns-spanned="2" table:number-rows-spanned="1">
            <text:p>Mai</text:p>
          </table:table-cell>
          <table:covered-table-cell table:style-name="ce30"/>
          <table:table-cell table:style-name="ce30" office:value-type="string" calcext:value-type="string">
            <text:p>Term S</text:p>
          </table:table-cell>
          <table:table-cell table:style-name="ce30" office:value-type="string" calcext:value-type="string">
            <text:p>Première S1</text:p>
          </table:table-cell>
          <table:table-cell table:style-name="ce1" office:value-type="string" calcext:value-type="string">
            <text:p>Première S2</text:p>
          </table:table-cell>
          <table:table-cell table:style-name="ce157"/>
          <table:table-cell table:style-name="ce161" office:value-type="string" calcext:value-type="string">
            <text:p>Anglais</text:p>
          </table:table-cell>
          <table:table-cell table:style-name="ce161" office:value-type="string" calcext:value-type="string">
            <text:p>VERDIER</text:p>
          </table:table-cell>
          <table:table-cell table:style-name="ce161" table:formula="of:=COUNTIF([.D$1:.D$1048576];[.Q21])+COUNTIF([.I$1:.I$1048576];[.Q21])+COUNTIF([.N$1:.N$1048576];[.Q21])+COUNTIF([.S$1:.S$1048576];[.Q21])" office:value-type="float" office:value="0" calcext:value-type="float">
            <text:p>0</text:p>
          </table:table-cell>
          <table:table-cell table:style-name="ce125" table:number-columns-repeated="3"/>
          <table:table-cell table:number-columns-repeated="1002"/>
        </table:table-row>
        <table:table-row table:style-name="ro1">
          <table:table-cell table:style-name="ce123" office:value-type="date" office:date-value="2018-11-09" calcext:value-type="date" table:number-columns-spanned="1" table:number-rows-spanned="2">
            <text:p>9-nov.-18</text:p>
          </table:table-cell>
          <table:table-cell table:style-name="ce129" office:value-type="string" calcext:value-type="string">
            <text:p>15H30-16H30</text:p>
          </table:table-cell>
          <table:table-cell table:style-name="ce161" office:value-type="string" calcext:value-type="string">
            <text:p>Anglais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118" office:value-type="date" office:date-value="2019-02-08" calcext:value-type="date" table:number-columns-spanned="1" table:number-rows-spanned="2">
            <text:p>8-févr.-19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 table:style-name="ce146" office:value-type="date" office:date-value="2019-05-03" calcext:value-type="date" table:number-columns-spanned="1" table:number-rows-spanned="2">
            <text:p>3-mai-19</text:p>
          </table:table-cell>
          <table:table-cell table:style-name="ce126" office:value-type="string" calcext:value-type="string">
            <text:p>15H30-16H30</text:p>
          </table:table-cell>
          <table:table-cell table:style-name="ce136" office:value-type="string" calcext:value-type="string">
            <text:p>Philosophie</text:p>
          </table:table-cell>
          <table:table-cell table:number-columns-repeated="2" table:style-name="ce131" office:value-type="string" calcext:value-type="string">
            <text:p>Hist–Géo</text:p>
          </table:table-cell>
          <table:table-cell/>
          <table:table-cell table:style-name="ce158" office:value-type="string" calcext:value-type="string">
            <text:p>1S2</text:p>
          </table:table-cell>
          <table:table-cell table:style-name="ce158" office:value-type="string" calcext:value-type="string">
            <text:p>Enseignant</text:p>
          </table:table-cell>
          <table:table-cell table:style-name="ce158" office:value-type="string" calcext:value-type="string">
            <text:p>Nb heure(s)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covered-table-cell table:style-name="ce124"/>
          <table:table-cell table:style-name="ce129" office:value-type="string" calcext:value-type="string">
            <text:p>16H30-17H30</text:p>
          </table:table-cell>
          <table:table-cell table:style-name="ce161" office:value-type="string" calcext:value-type="string">
            <text:p>Anglais</text:p>
          </table:table-cell>
          <table:table-cell table:style-name="ce14" office:value-type="string" calcext:value-type="string">
            <text:p>Maths</text:p>
          </table:table-cell>
          <table:table-cell table:style-name="ce131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6" office:value-type="string" calcext:value-type="string">
            <text:p>Philosophie</text:p>
          </table:table-cell>
          <table:table-cell table:number-columns-repeated="2" table:style-name="ce131" office:value-type="string" calcext:value-type="string">
            <text:p>Hist–Géo</text:p>
          </table:table-cell>
          <table:table-cell/>
          <table:table-cell table:style-name="ce14" office:value-type="string" calcext:value-type="string">
            <text:p>Maths</text:p>
          </table:table-cell>
          <table:table-cell table:style-name="ce164" office:value-type="string" calcext:value-type="string">
            <text:p>FLEURY</text:p>
          </table:table-cell>
          <table:table-cell table:style-name="ce164" table:formula="of:=COUNTIF([.E$1:.E$1048576];[.Q23])+COUNTIF([.J$1:.J$1048576];[.Q23])+COUNTIF([.O$1:.O$1048576];[.Q23])+COUNTIF([.T$1:.T$1048576];[.Q23])" office:value-type="float" office:value="6" calcext:value-type="float">
            <text:p>6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style-name="ce123" office:value-type="date" office:date-value="2018-11-16" calcext:value-type="date" table:number-columns-spanned="1" table:number-rows-spanned="2">
            <text:p>16-nov.-18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style-name="ce135"/>
          <table:table-cell table:style-name="ce161" office:value-type="string" calcext:value-type="string">
            <text:p>Anglais</text:p>
          </table:table-cell>
          <table:table-cell table:style-name="ce118" office:value-type="date" office:date-value="2019-02-15" calcext:value-type="date" table:number-columns-spanned="1" table:number-rows-spanned="2">
            <text:p>15-févr.-19</text:p>
          </table:table-cell>
          <table:table-cell table:style-name="ce126" office:value-type="string" calcext:value-type="string">
            <text:p>15H30-16H30</text:p>
          </table:table-cell>
          <table:table-cell table:style-name="ce160" office:value-type="string" calcext:value-type="string">
            <text:p>Biologie</text:p>
          </table:table-cell>
          <table:table-cell table:number-columns-repeated="2" table:style-name="ce131" office:value-type="string" calcext:value-type="string">
            <text:p>Hist–Géo</text:p>
          </table:table-cell>
          <table:table-cell table:style-name="ce146" office:value-type="date" office:date-value="2019-05-10" calcext:value-type="date" table:number-columns-spanned="1" table:number-rows-spanned="2">
            <text:p>10-mai-19</text:p>
          </table:table-cell>
          <table:table-cell table:style-name="ce126" office:value-type="string" calcext:value-type="string">
            <text:p>15H30-16H30</text:p>
          </table:table-cell>
          <table:table-cell table:style-name="ce131" office:value-type="string" calcext:value-type="string">
            <text:p>Hist–Géo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/>
          <table:table-cell table:style-name="ce134" office:value-type="string" calcext:value-type="string">
            <text:p>Phys–Chimie</text:p>
          </table:table-cell>
          <table:table-cell table:style-name="ce106" office:value-type="string" calcext:value-type="string">
            <text:p>ROLLAND</text:p>
          </table:table-cell>
          <table:table-cell table:style-name="ce106" table:formula="of:=COUNTIF([.E$1:.E$1048576];[.Q24])+COUNTIF([.J$1:.J$1048576];[.Q24])+COUNTIF([.O$1:.O$1048576];[.Q24])+COUNTIF([.T$1:.T$1048576];[.Q24])" office:value-type="float" office:value="10" calcext:value-type="float">
            <text:p>10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Hist–Géo</text:p>
          </table:table-cell>
          <table:table-cell table:style-name="ce29"/>
          <table:table-cell table:style-name="ce161" office:value-type="string" calcext:value-type="string">
            <text:p>Anglais</text:p>
          </table:table-cell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60" office:value-type="string" calcext:value-type="string">
            <text:p>Biologie</text:p>
          </table:table-cell>
          <table:table-cell table:number-columns-repeated="2" table:style-name="ce131" office:value-type="string" calcext:value-type="string">
            <text:p>Hist–Géo</text:p>
          </table:table-cell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31" office:value-type="string" calcext:value-type="string">
            <text:p>Hist–Géo</text:p>
          </table:table-cell>
          <table:table-cell table:style-name="ce14" office:value-type="string" calcext:value-type="string">
            <text:p>Maths</text:p>
          </table:table-cell>
          <table:table-cell table:style-name="ce29"/>
          <table:table-cell/>
          <table:table-cell table:style-name="ce136" office:value-type="string" calcext:value-type="string">
            <text:p>Français</text:p>
          </table:table-cell>
          <table:table-cell table:style-name="ce136" office:value-type="string" calcext:value-type="string">
            <text:p>BIRON</text:p>
          </table:table-cell>
          <table:table-cell table:style-name="ce136" table:formula="of:=COUNTIF([.E$1:.E$1048576];[.Q25])+COUNTIF([.J$1:.J$1048576];[.Q25])+COUNTIF([.O$1:.O$1048576];[.Q25])+COUNTIF([.T$1:.T$1048576];[.Q25])" office:value-type="float" office:value="10" calcext:value-type="float">
            <text:p>10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style-name="ce123" office:value-type="date" office:date-value="2018-11-23" calcext:value-type="date" table:number-columns-spanned="1" table:number-rows-spanned="2">
            <text:p>23-nov.-18</text:p>
          </table:table-cell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number-columns-repeated="2" table:style-name="ce131" office:value-type="string" calcext:value-type="string">
            <text:p>Hist–Géo</text:p>
          </table:table-cell>
          <table:table-cell table:style-name="ce138" office:value-type="date" office:date-value="2019-02-22" calcext:value-type="date" table:number-columns-spanned="1" table:number-rows-spanned="2">
            <text:p>22-févr.-19</text:p>
          </table:table-cell>
          <table:table-cell table:style-name="ce127" office:value-type="string" calcext:value-type="string">
            <text:p>15H30-16H30</text:p>
          </table:table-cell>
          <table:table-cell table:style-name="ce128" table:number-columns-repeated="3"/>
          <table:table-cell table:style-name="ce146" office:value-type="date" office:date-value="2019-05-17" calcext:value-type="date" table:number-columns-spanned="1" table:number-rows-spanned="2">
            <text:p>17-mai-19</text:p>
          </table:table-cell>
          <table:table-cell table:style-name="ce126" office:value-type="string" calcext:value-type="string">
            <text:p>15H30-16H30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/>
          <table:table-cell table:style-name="ce131" office:value-type="string" calcext:value-type="string">
            <text:p>Hist–Géo</text:p>
          </table:table-cell>
          <table:table-cell table:style-name="ce166" office:value-type="string" calcext:value-type="string">
            <text:p>CHABRILLAT</text:p>
          </table:table-cell>
          <table:table-cell table:style-name="ce166" table:formula="of:=COUNTIF([.E$1:.E$1048576];[.Q26])+COUNTIF([.J$1:.J$1048576];[.Q26])+COUNTIF([.O$1:.O$1048576];[.Q26])+COUNTIF([.T$1:.T$1048576];[.Q26])" office:value-type="float" office:value="6" calcext:value-type="float">
            <text:p>6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4" office:value-type="string" calcext:value-type="string">
            <text:p>Maths</text:p>
          </table:table-cell>
          <table:table-cell table:number-columns-repeated="2" table:style-name="ce131" office:value-type="string" calcext:value-type="string">
            <text:p>Hist–Géo</text:p>
          </table:table-cell>
          <table:covered-table-cell table:style-name="ce121"/>
          <table:table-cell table:style-name="ce127" office:value-type="string" calcext:value-type="string">
            <text:p>16H30-17H30</text:p>
          </table:table-cell>
          <table:table-cell table:style-name="ce128" table:number-columns-repeated="3"/>
          <table:covered-table-cell table:style-name="ce119"/>
          <table:table-cell table:style-name="ce126" office:value-type="string" calcext:value-type="string">
            <text:p>16H30-17H30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/>
          <table:table-cell table:style-name="ce160" office:value-type="string" calcext:value-type="string">
            <text:p>Biologie</text:p>
          </table:table-cell>
          <table:table-cell table:style-name="ce160" office:value-type="string" calcext:value-type="string">
            <text:p>DIONNET</text:p>
          </table:table-cell>
          <table:table-cell table:style-name="ce160" table:formula="of:=COUNTIF([.E$1:.E$1048576];[.Q27])+COUNTIF([.J$1:.J$1048576];[.Q27])+COUNTIF([.O$1:.O$1048576];[.Q27])+COUNTIF([.T$1:.T$1048576];[.Q27])" office:value-type="float" office:value="0" calcext:value-type="float">
            <text:p>0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style-name="ce123" office:value-type="date" office:date-value="2018-11-30" calcext:value-type="date" table:number-columns-spanned="1" table:number-rows-spanned="2">
            <text:p>30-nov.-18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4" office:value-type="string" calcext:value-type="string">
            <text:p>Maths</text:p>
          </table:table-cell>
          <table:table-cell table:style-name="ce134" office:value-type="string" calcext:value-type="string">
            <text:p>Phys–Chimie</text:p>
          </table:table-cell>
          <table:table-cell table:number-columns-repeated="4"/>
          <table:table-cell table:style-name="ce174"/>
          <table:table-cell table:style-name="ce146" office:value-type="date" office:date-value="2019-05-24" calcext:value-type="date" table:number-columns-spanned="1" table:number-rows-spanned="2">
            <text:p>24-mai-19</text:p>
          </table:table-cell>
          <table:table-cell table:style-name="ce126" office:value-type="string" calcext:value-type="string">
            <text:p>15H30-16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/>
          <table:table-cell table:style-name="ce161" office:value-type="string" calcext:value-type="string">
            <text:p>Anglais</text:p>
          </table:table-cell>
          <table:table-cell table:style-name="ce161" office:value-type="string" calcext:value-type="string">
            <text:p>BRUSSOL</text:p>
          </table:table-cell>
          <table:table-cell table:style-name="ce161" table:formula="of:=COUNTIF([.E$1:.E$1048576];[.Q28])+COUNTIF([.J$1:.J$1048576];[.Q28])+COUNTIF([.O$1:.O$1048576];[.Q28])+COUNTIF([.T$1:.T$1048576];[.Q28])" office:value-type="float" office:value="6" calcext:value-type="float">
            <text:p>6</text:p>
          </table:table-cell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covered-table-cell table:style-name="ce119"/>
          <table:table-cell table:style-name="ce126" office:value-type="string" calcext:value-type="string">
            <text:p>16H30-17H30</text:p>
          </table:table-cell>
          <table:table-cell table:number-columns-repeated="2" table:style-name="ce134" office:value-type="string" calcext:value-type="string">
            <text:p>Phys–Chimie</text:p>
          </table:table-cell>
          <table:table-cell table:style-name="ce29"/>
          <table:table-cell/>
          <table:table-cell table:style-name="ce140" office:value-type="string" calcext:value-type="string">
            <text:p>Le 7 décembre devoir de biologie surveillé par Saint-Joanis</text:p>
          </table:table-cell>
          <table:table-cell table:number-columns-repeated="2"/>
          <table:table-cell table:style-name="ce175"/>
          <table:covered-table-cell table:style-name="ce151"/>
          <table:table-cell table:style-name="ce126" office:value-type="string" calcext:value-type="string">
            <text:p>16H30-17H30</text:p>
          </table:table-cell>
          <table:table-cell table:style-name="ce134" office:value-type="string" calcext:value-type="string">
            <text:p>Phys–Chimie</text:p>
          </table:table-cell>
          <table:table-cell table:style-name="ce134" office:value-type="string" calcext:value-type="string">
            <text:p>Cours PC</text:p>
          </table:table-cell>
          <table:table-cell table:style-name="ce136" office:value-type="string" calcext:value-type="string">
            <text:p>Français</text:p>
          </table:table-cell>
          <table:table-cell table:style-name="ce125"/>
          <table:table-cell table:style-name="ce172" table:number-columns-repeated="2"/>
          <table:table-cell/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number-columns-repeated="6"/>
          <table:table-cell table:style-name="ce141"/>
          <table:table-cell table:number-columns-repeated="2"/>
          <table:table-cell table:style-name="ce176"/>
          <table:table-cell table:number-columns-repeated="9"/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number-columns-repeated="19"/>
          <table:table-cell table:style-name="ce139"/>
          <table:table-cell table:style-name="ce125" table:number-columns-repeated="2"/>
          <table:table-cell table:number-columns-repeated="1002"/>
        </table:table-row>
        <table:table-row table:style-name="ro1">
          <table:table-cell table:number-columns-repeated="19"/>
          <table:table-cell table:style-name="ce125" table:number-columns-repeated="3"/>
          <table:table-cell table:number-columns-repeated="1002"/>
        </table:table-row>
        <table:table-row table:style-name="ro1" table:number-rows-repeated="10">
          <table:table-cell table:number-columns-repeated="19"/>
          <table:table-cell table:style-name="ce125" table:number-columns-repeated="3"/>
          <table:table-cell table:style-name="ce171"/>
          <table:table-cell table:number-columns-repeated="1001"/>
        </table:table-row>
        <table:table-row table:style-name="ro1">
          <table:table-cell table:number-columns-repeated="20"/>
          <table:table-cell table:style-name="ce125" table:number-columns-repeated="2"/>
          <table:table-cell table:number-columns-repeated="1002"/>
        </table:table-row>
        <table:table-row table:style-name="ro1" table:number-rows-repeated="10">
          <table:table-cell table:number-columns-repeated="20"/>
          <table:table-cell table:style-name="ce125"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8-2019'.$A$1" table:cell-range-address="$'2018-2019'.$A$1:.$N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48P2" style:volatile="true"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</number:date-style>
    <number:date-style style:name="N150">
      <number:day/>
      <number:text>-</number:text>
      <number:month number:textual="true"/>
      <number:text>-</number:text>
      <number:year/>
    </number:date-style>
    <number:number-style style:name="N151">
      <number:number number:decimal-places="1" loext:min-decimal-places="1" number:min-integer-digits="1" number:grouping="true"/>
    </number:number-style>
    <number:number-style style:name="N153P0" style:volatile="true">
      <number:text>Vrai</number:text>
    </number:number-style>
    <number:number-style style:name="N153P1" style:volatile="true">
      <number:text>Vrai</number:text>
    </number:number-style>
    <number:number-style style:name="N153">
      <number:text>Faux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Actif</number:text>
    </number:number-style>
    <number:number-style style:name="N155P1" style:volatile="true">
      <number:text>Actif</number:text>
    </number:number-style>
    <number:number-style style:name="N155">
      <number:text>Inactif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1" loext:min-decimal-places="1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1" loext:min-decimal-places="1" number:min-integer-digits="1" number:grouping="true"/>
      <number:text> €</number:text>
      <style:map style:condition="value()&gt;=0" style:apply-style-name="N157P0"/>
    </number:number-style>
    <number:number-style style:name="N158">
      <number:number number:decimal-places="6" loext:min-decimal-places="6" number:min-integer-digits="1"/>
    </number:number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1" loext:min-decimal-places="1" number:min-integer-digits="1"/>
    </number:number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0" loext:min-decimal-places="0" number:min-integer-digits="1" number:grouping="true"/>
      <number:text> € </number:text>
    </number:number-style>
    <number:number-style style:name="N168P1" style:volatile="true">
      <number:number number:decimal-places="0" loext:min-decimal-places="0" number:min-integer-digits="1" number:grouping="true"/>
      <number:text> € </number:text>
    </number:number-style>
    <number:number-style style:name="N168P2" style:volatile="true">
      <number:text>-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  <number:text>    </number:text>
    </number:number-style>
    <number:number-style style:name="N170P1" style:volatile="true">
      <number:number number:decimal-places="2" loext:min-decimal-places="2" number:min-integer-digits="1" number:grouping="true"/>
      <number:text>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loext:min-decimal-places="2" number:min-integer-digits="1" number:grouping="true"/>
      <number:text> € </number:text>
    </number:number-style>
    <number:number-style style:name="N172P1" style:volatile="true">
      <number:number number:decimal-places="2" loext:min-decimal-places="2" number:min-integer-digits="1" number:grouping="true"/>
      <number:text> € </number:text>
    </number:number-style>
    <number:number-style style:name="N172P2" style:volatile="true">
      <number:text>-</number:text>
      <number:number number:decimal-places="0" loext:min-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Times New Roman1" style:font-family-complex="'Times New Roman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2mm 0.04mm 0.02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71m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2mm 0.04mm 0.02mm" style:diagonal-bl-tr="none" style:diagonal-tl-br="none" fo:border-left="none" fo:padding="0.71m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2mm 0.04mm 0.02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3.92mm" fo:margin-bottom="0.12mm" fo:margin-left="4.11mm" fo:margin-right="1.94mm" style:first-page-number="continue" style:scale-to="90%" style:table-centering="both" style:writing-mode="lr-tb"/>
      <style:header-style>
        <style:header-footer-properties svg:height="10mm" fo:margin-left="4.99mm" fo:margin-right="4.99mm" fo:margin-bottom="0mm"/>
      </style:header-style>
      <style:footer-style>
        <style:header-footer-properties fo:min-height="16.1mm" fo:margin-left="0mm" fo:margin-right="1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font-name="Comic Sans MS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Comic Sans M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0:04:53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6" style:display-name="PageStyle_2016" style:page-layout-name="Mpm3">
      <style:header>
        <text:p><text:span text:style-name="MT1">Calendrier des devoirs filière G - Année scolaire 2019 – 2020</text:span></text:p>
      </style:header>
      <style:header-left style:display="false"/>
      <style:footer>
        <style:region-right>
          <text:p><text:span text:style-name="MT2">Stéphane KELLER - Lycée agricole Louis Pasteur</text:span></text:p>
        </style:region-right>
      </style:footer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eau</meta:initial-creator>
    <meta:creation-date>2016-07-03T12:43:57</meta:creation-date>
    <dc:date>2019-09-11T10:05:21.669000000</dc:date>
    <meta:generator>LibreOffice/6.1.5.2$Windows_X86_64 LibreOffice_project/90f8dcf33c87b3705e78202e3df5142b201bd805</meta:generator>
    <meta:editing-duration>PT8H37M25S</meta:editing-duration>
    <meta:editing-cycles>141</meta:editing-cycles>
    <meta:print-date>2019-09-09T12:47:08.612000000</meta:print-date>
    <meta:document-statistic meta:table-count="2" meta:cell-count="646" meta:object-count="0"/>
  </office:meta>
</office:document-meta>
</file>